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a00ca" draw:opacity="100%" draw:textarea-horizontal-align="justify" draw:textarea-vertical-align="middle" draw:auto-grow-height="false" fo:min-height="0.067cm" fo:min-width="2.04cm" loext:glow-radius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3" style:family="graphic" style:parent-style-name="objectwithoutfill">
      <style:graphic-properties draw:stroke="solid"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58cm"/>
      <style:paragraph-properties style:writing-mode="lr-tb"/>
    </style:style>
    <style:style style:name="gr6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lr-tb"/>
      <style:text-properties fo:color="#ffffff" loext:opacity="100%" fo:font-size="6pt" style:font-size-asian="18pt" style:font-size-complex="18pt"/>
    </style:style>
    <style:style style:name="P2" style:family="paragraph">
      <loext:graphic-properties draw:fill="solid" draw:fill-color="#ca00ca" draw:opacity="100%"/>
      <style:paragraph-properties fo:text-align="center" style:writing-mode="lr-tb"/>
      <style:text-properties fo:color="#ffffff" loext:opacity="100%" fo:font-size="6pt" style:font-size-asian="18pt" style:font-size-complex="18pt"/>
    </style:style>
    <style:style style:name="P3" style:family="paragraph">
      <style:paragraph-properties fo:text-align="center" style:writing-mode="lr-tb"/>
      <style:text-properties fo:font-size="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6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8" style:family="paragraph">
      <style:text-properties fo:font-size="6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T1" style:family="text">
      <style:text-properties fo:color="#ffffff" loext:opacity="100%" fo:font-size="6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0.317cm" svg:x="6.885cm" svg:y="5.01cm">
          <text:p text:style-name="P1"><text:span text:style-name="T1">MLN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4cm" svg:height="0.317cm" svg:x="5.445cm" svg:y="3.857cm">
          <text:p text:style-name="P3"><text:span text:style-name="T2">Max Poo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54cm" svg:height="0.317cm" svg:x="8.345cm" svg:y="3.857cm">
          <text:p text:style-name="P3"><text:span text:style-name="T2">Avg Poolin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001cm" svg:x1="8.155cm" svg:y1="5.01cm" svg:x2="6.715cm" svg:y2="4.174cm" draw:start-shape="id1" draw:start-glue-point="0" draw:end-shape="id2" draw:end-glue-point="2" svg:d="M8155 5010v-418h-1440v-418" svg:viewBox="0 0 1441 837">
          <text:p/>
        </draw:connector>
        <draw:connector draw:style-name="gr3" draw:text-style-name="P4" draw:layer="layout" svg:x1="8.155cm" svg:y1="5.01cm" svg:x2="9.615cm" svg:y2="4.174cm" draw:start-shape="id1" draw:start-glue-point="0" draw:end-shape="id3" draw:end-glue-point="2" svg:d="M8155 5010v-419h1460v-417" svg:viewBox="0 0 1461 837">
          <text:p/>
        </draw:connector>
        <draw:custom-shape draw:style-name="gr2" draw:text-style-name="P3" xml:id="id4" draw:id="id4" draw:layer="layout" svg:width="2.54cm" svg:height="0.317cm" svg:x="5.445cm" svg:y="3.457cm">
          <text:p text:style-name="P3"><text:span text:style-name="T2">Norm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54cm" svg:height="0.317cm" svg:x="8.345cm" svg:y="3.457cm">
          <text:p text:style-name="P3"><text:span text:style-name="T2">Normaliz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0.635cm" svg:height="0.317cm" svg:x="7.867cm" svg:y="2.905cm">
          <text:p text:style-name="P5"><text:span text:style-name="T2">c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715cm" svg:y1="3.457cm" svg:x2="7.867cm" svg:y2="3.064cm" draw:start-shape="id4" draw:start-glue-point="0" draw:end-shape="id5" draw:end-glue-point="6" svg:d="M6715 3457v-393h1152" svg:viewBox="0 0 1153 394">
          <text:p/>
        </draw:connector>
        <draw:connector draw:style-name="gr3" draw:text-style-name="P4" draw:layer="layout" svg:x1="9.615cm" svg:y1="3.457cm" svg:x2="8.502cm" svg:y2="3.064cm" draw:start-shape="id6" draw:start-glue-point="0" draw:end-shape="id5" draw:end-glue-point="10" svg:d="M9615 3457v-393h-1113" svg:viewBox="0 0 1114 394">
          <text:p/>
        </draw:connector>
        <draw:connector draw:style-name="gr3" draw:text-style-name="P4" draw:layer="layout" svg:x1="8.185cm" svg:y1="2.905cm" svg:x2="8.193cm" svg:y2="2.353cm" draw:start-shape="id5" draw:start-glue-point="4" svg:d="M8185 2905v-527h8v-25" svg:viewBox="0 0 9 553">
          <text:p/>
        </draw:connector>
        <draw:frame draw:style-name="gr5" draw:text-style-name="P7" xml:id="id7" draw:id="id7" draw:layer="layout" svg:width="0.858cm" svg:height="0.607cm" svg:x="7.711cm" svg:y="5.798cm">
          <draw:text-box>
            <text:p><text:span text:style-name="T3">f[t]</text:span></text:p>
          </draw:text-box>
        </draw:frame>
        <draw:connector draw:style-name="gr6" draw:text-style-name="P4" draw:layer="layout" draw:type="line" svg:x1="8.14cm" svg:y1="5.798cm" svg:x2="8.155cm" svg:y2="5.327cm" draw:start-shape="id7" draw:start-glue-point="0" draw:end-shape="id1" draw:end-glue-point="2" svg:d="M8140 5798l15-471" svg:viewBox="0 0 16 472">
          <text:p/>
        </draw:connector>
        <draw:frame draw:style-name="gr5" draw:text-style-name="P7" draw:layer="layout" svg:width="0.93cm" svg:height="0.607cm" svg:x="7.69cm" svg:y="1.763cm">
          <draw:text-box>
            <text:p><text:span text:style-name="T3">s[t]</text:span></text:p>
          </draw:text-box>
        </draw:frame>
        <draw:frame draw:style-name="gr5" draw:text-style-name="P9" draw:layer="layout" svg:width="2.945cm" svg:height="0.607cm" svg:x="6.711cm" svg:y="4.199cm">
          <draw:text-box>
            <text:p text:style-name="P8"><text:span text:style-name="T2">Layer[-1] <text:s text:c="13"/>layer[-4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7 20 13" svg:d="M0 20l10-13 10 13z"/>
    <draw:marker draw:name="Arrowheads_20_5" draw:display-name="Arrowheads 5" svg:viewBox="0 0 20 13" svg:d="M0 13l10-13 10 13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2T12:39:19.867930169</meta:creation-date>
    <dc:date>2022-12-02T15:22:43.963418846</dc:date>
    <meta:editing-duration>PT2H43M24S</meta:editing-duration>
    <meta:editing-cycles>3</meta:editing-cycles>
    <meta:generator>LibreOffice/7.0.4.2$Linux_X86_64 LibreOffice_project/00$Build-2</meta:generator>
    <meta:document-statistic meta:object-count="15"/>
  </office:meta>
</office:document-meta>
</file>